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9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">
      <style:text-properties fo:font-style="italic" style:font-style-asian="italic" style:font-style-complex="italic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INFO 5900</text:p>
          </table:table-cell>
          <table:table-cell office:value-type="string" calcext:value-type="string">
            <text:p>INFO 5901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dits</text:p>
          </table:table-cell>
          <table:table-cell table:style-name="ce4" table:formula="of:=1/3" office:value-type="percentage" office:value="0.333333333333333" calcext:value-type="percentage">
            <text:p>33%</text:p>
          </table:table-cell>
          <table:table-cell table:style-name="ce4" table:formula="of:=2/3" office:value-type="percentage" office:value="0.666666666666667" calcext:value-type="percentage">
            <text:p>67%</text:p>
          </table:table-cell>
          <table:table-cell table:style-name="ce4" table:formula="of:=[.C2]+[.B2]" office:value-type="percentage" office:value="1" calcext:value-type="percentage">
            <text:p>100%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articipation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office:value-type="percentage" office:value="0.08" calcext:value-type="percentage">
            <text:p>8%</text:p>
          </table:table-cell>
          <table:table-cell table:style-name="ce5" table:formula="of:=([.$B$2]*[.B3])+([.C3]*[.$C$2])" office:value-type="percentage" office:value="0.0533333333333333" calcext:value-type="percentage">
            <text:p>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ignments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office:value-type="percentage" office:value="0.52" calcext:value-type="percentage">
            <text:p>52%</text:p>
          </table:table-cell>
          <table:table-cell table:style-name="ce5" table:formula="of:=([.$B$2]*[.B4])+([.C4]*[.$C$2])" office:value-type="percentage" office:value="0.346666666666667" calcext:value-type="percentage">
            <text:p>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table:formula="of:=([.$B$2]*[.B5])+([.C5]*[.$C$2])" office:value-type="percentage" office:value="0.6" calcext:value-type="percentage">
            <text:p>6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3:.B5])" office:value-type="percentage" office:value="1" calcext:value-type="percentage">
            <text:p>100%</text:p>
          </table:table-cell>
          <table:table-cell table:style-name="ce6" table:formula="of:=SUM([.C3:.C5])" office:value-type="percentage" office:value="1" calcext:value-type="percentage">
            <text:p>100%</text:p>
          </table:table-cell>
          <table:table-cell table:style-name="ce6" table:formula="of:=SUM([.D3:.D5])" office:value-type="percentage" office:value="1" calcext:value-type="percentage">
            <text:p>100%</text:p>
          </table:table-cell>
          <table:table-cell table:style-name="ce8" table:number-columns-repeated="1019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12:02:18.691478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8-01-16T12:51:19.957721881</meta:creation-date>
    <dc:date>2018-01-18T12:03:28.946242628</dc:date>
    <dc:creator>Kyle Harms</dc:creator>
    <meta:editing-duration>PT5H20M34S</meta:editing-duration>
    <meta:editing-cycles>5</meta:editing-cycles>
    <meta:generator>LibreOffice/5.4.4.2$Linux_X86_64 LibreOffice_project/40$Build-2</meta:generator>
    <meta:document-statistic meta:table-count="1" meta:cell-count="23" meta:object-count="0"/>
  </office:meta>
</office:document-meta>
</file>